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contextual-spacing="false"/>
    </style:style>
    <style:style style:name="P3" style:family="paragraph" style:parent-style-name="Preformatted_20_Text">
      <style:paragraph-properties fo:margin-top="0cm" fo:margin-bottom="0.499cm" style:contextual-spacing="false"/>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3d8d"/>How to build and install the latest Linux kernel from source</text:h>
      <text:p text:style-name="Text_20_body"/>
      <text:p text:style-name="Text_20_body"><text:bookmark text:name="02e6"/>I just finished my first assignment for a course on Advanced Operating Systems. And I decided to document my approach for building the Linux kernel from source and implementing my own system call.</text:p>
      <text:p text:style-name="Text_20_body"><text:bookmark text:name="f446"/>There are a number of blogs that already tell you how to go about doing this, but some of them are outdated, and some seem unnecessarily complicated. My goal is to present a straightforward approach for doing this, which should hopefully help you save a lot of time.</text:p>
      <text:p text:style-name="Text_20_body"><text:bookmark text:name="d5e0"/>Compiling the Linux Kernel from source can seem like a daunting task, even to someone who’s pretty comfortable with computers in general. It can also get really irritating if you aren’t following the right instructions.</text:p>
      <text:p text:style-name="Text_20_body"><text:bookmark text:name="8730"/>So, here’s a guide to help you through the process of <text:a xlink:type="simple" xlink:href="http://stackoverflow.com/questions/2310261/what-is-the-difference-between-compile-code-and-executable-code" office:target-frame-name="_blank" xlink:show="new">building</text:a> the kernel from source, and it’s a guide that works! You will not have to worry about messing up your system or wasting your time.</text:p>
      <text:h text:style-name="Heading_20_3" text:outline-level="3"><text:bookmark text:name="a438"/>Why build the kernel from source?</text:h>
      <text:p text:style-name="Text_20_body"><text:bookmark text:name="f8c0"/>If you plan to work on the internals of the Linux kernel or change its behavior, you’ll need to recompile the kernel on your system.</text:p>
      <text:p text:style-name="Text_20_body"><text:bookmark text:name="31af"/>Here are a few specific cases where you’ll need to know how to work with the kernel’s source code:</text:p>
      <text:list xml:id="list3390841638503903435" text:style-name="L1">
        <text:list-item>
          <text:p text:style-name="P2"><text:bookmark text:name="4c15"/>You want to write a really cool ‘Hello world’ program. (Each time you <text:a xlink:type="simple" xlink:href="https://medium.com/@ssreehari/implementing-a-system-call-in-linux-kernel-4-7-1-6f98250a8c38#.wjl4xo6hx" office:target-frame-name="_blank" xlink:show="new">implement your own system call</text:a> or modify kernel source code, you will need to recompile the kernel to implement the changes)</text:p>
        </text:list-item>
        <text:list-item>
          <text:p text:style-name="P2"><text:bookmark text:name="d8f0"/>You want to enable experimental features on your kernel that are not enabled by default (or, disable default features that you don’t want)</text:p>
        </text:list-item>
        <text:list-item>
          <text:p text:style-name="P2"><text:bookmark text:name="2d91"/>You want to debug kernel source code, enable support for a new piece of hardware, or make modifications to its existing configurations</text:p>
        </text:list-item>
        <text:list-item>
          <text:p text:style-name="P1"><text:bookmark text:name="d360"/>You’re doing a course on Advanced Operating Systems and have no choice but to do this!</text:p>
        </text:list-item>
      </text:list>
      <text:p text:style-name="Text_20_body"><text:bookmark text:name="6374"/>In each of the above situations, learning how to build the kernel from source will come in handy.</text:p>
      <text:h text:style-name="Heading_20_3" text:outline-level="3"><text:bookmark text:name="4de2"/>What you’ll need</text:h>
      <text:p text:style-name="Text_20_body"><text:bookmark text:name="b224"/>A Linux based Operating System (I tried this on Ubuntu 14.04 LTS and the instructions written here are for the same).</text:p>
      <text:p text:style-name="Text_20_body"><text:bookmark text:name="ce43"/>You will need to install a few packages before you can get started. Use the following commands for the same.</text:p>
      <text:p text:style-name="P3"><text:bookmark text:name="b21f"/>sudo apt-get update</text:p>
      <text:p text:style-name="P3"><text:bookmark text:name="5096"/>sudo apt-get install git fakeroot build-essential ncurses-dev xz-utils libssl-dev bc</text:p>
      <text:p text:style-name="Text_20_body"><text:bookmark text:name="a9b8"/>You will also need up to at least 12 GB of free space on disk, an internet connection to download the source code, and a lot of time (about 45 to 90 minutes).</text:p>
      <text:h text:style-name="Heading_20_3" text:outline-level="3"><text:bookmark text:name="eee7"/>Downloading and extracting the latest kernel source</text:h>
      <text:p text:style-name="Text_20_body"><text:bookmark text:name="7fe3"/>To check your current kernel version, open the terminal and type:</text:p>
      <text:p text:style-name="P3"><text:bookmark text:name="0c84"/><text:span text:style-name="Strong_20_Emphasis">uname -r</text:span></text:p>
      <text:p text:style-name="Text_20_body"><text:bookmark text:name="5d53"/><text:soft-page-break/>Go to <text:a xlink:type="simple" xlink:href="https://www.kernel.org/" office:target-frame-name="_blank" xlink:show="new">kernel.org</text:a> and download the latest stable version. At the time of writing this, the latest stable kernel version was 4.7.1, and I will refer to the same in this article. (Note: Try to avoid downloading source from other websites)</text:p>
      <text:p text:style-name="Text_20_body"><text:bookmark text:name="0803"/>Change to the directory where the file was downloaded and extract using:</text:p>
      <text:p text:style-name="P3"><text:bookmark text:name="e446"/>tar xf linux-4.7.1.tar.xz</text:p>
      <text:p text:style-name="Text_20_body"><text:bookmark text:name="944b"/>Change to the extracted linux-4.7.1 directory.</text:p>
      <text:p text:style-name="P3"><text:bookmark text:name="d720"/>cd linux-4.7.1</text:p>
      <text:p text:style-name="Text_20_body"><text:bookmark text:name="2034"/>It should contain folders called <text:span text:style-name="Strong_20_Emphasis">arch</text:span>, <text:span text:style-name="Strong_20_Emphasis">fs</text:span>, <text:span text:style-name="Strong_20_Emphasis">crypto</text:span>, etc.</text:p>
      <text:h text:style-name="Heading_20_4" text:outline-level="4"><text:bookmark text:name="3cd4"/>Configuring and Compiling:</text:h>
      <text:p text:style-name="Text_20_body"><text:bookmark text:name="8a0c"/>Before compiling the kernel, we need to configure which modules are to be included and which ones are to be left out.</text:p>
      <text:p text:style-name="Text_20_body"><text:bookmark text:name="258e"/>There are many ways to go about doing this.</text:p>
      <text:p text:style-name="Text_20_body"><text:bookmark text:name="f3c5"/>An easy and straightforward way to do this is to first copy your existing kernel config file and then use ‘menuconfig’ to make changes (if necessary). This is the fastest way to do it and probably, the safest.</text:p>
      <text:p text:style-name="P3"><text:bookmark text:name="cc9c"/>cp /boot/config-$(uname -r) .config <text:s text:c="2"/></text:p>
      <text:p text:style-name="P3"><text:bookmark text:name="cfd5"/>make menuconfig</text:p>
      <text:p text:style-name="Text_20_body"><text:bookmark text:name="7210"/>This is the part where you could end up removing support for a device driver or do something of the sort which will eventually result in a broken kernel. If you are unsure about making changes, just save and exit.</text:p>
      <text:p text:style-name="Text_20_body"><text:bookmark text:name="54f1"/>Note: One of the alternatives to menuconfig is an interactive command line interface accessible using ‘make config’. This helps you configure everything from scratch. <text:span text:style-name="Strong_20_Emphasis">Do not use this.</text:span> You will be asked over a thousand yes/no questions about enabling or disabling modules, which I promise is no fun whatsoever. I did try this out once and somehow managed to mess up the display driver configurations.</text:p>
      <text:p text:style-name="Text_20_body"><text:bookmark text:name="92b7"/><text:span text:style-name="Strong_20_Emphasis">gconfig</text:span> and <text:span text:style-name="Strong_20_Emphasis">xconfig</text:span> are alternate GUI based configuration tools that you could use. I haven’t tried these myself. For this, you’ll need to use <text:span text:style-name="Strong_20_Emphasis">make gconfig</text:span> (or <text:span text:style-name="Strong_20_Emphasis">make xconfig</text:span>) instead of <text:span text:style-name="Strong_20_Emphasis">make menuconfig</text:span>.</text:p>
      <text:p text:style-name="Text_20_body"><text:bookmark text:name="745a"/>Now, we’re all set!</text:p>
      <text:p text:style-name="Text_20_body"><text:bookmark text:name="873f"/>To compile the kernel and its modules, we use the <text:span text:style-name="Strong_20_Emphasis">make</text:span> command.</text:p>
      <text:p text:style-name="Text_20_body"><text:bookmark text:name="70ca"/>This is followed by using <text:span text:style-name="Strong_20_Emphasis">make modules_install</text:span> to install the kernel modules.</text:p>
      <text:p text:style-name="Text_20_body"><text:bookmark text:name="169d"/>Finally, we use <text:span text:style-name="Strong_20_Emphasis">make install</text:span> to copy the kernel and the .config file to the /boot folder and to generate the system.map file (which is a symbol table used by the kernel).</text:p>
      <text:p text:style-name="Text_20_body"><text:bookmark text:name="a403"/>These three steps put together usually take up a lot of time. Use the following command to perform the above tasks:</text:p>
      <text:p text:style-name="P3"><text:bookmark text:name="2ed0"/>sudo make -j 4 &amp;&amp; sudo make modules_install -j 4 &amp;&amp; sudo make install -j 4</text:p>
      <text:p text:style-name="Text_20_body"><text:bookmark text:name="248c"/>Note: I have used the -j option to specify the number of cores to be used. This tends to speed up the process considerably. You can use <text:span text:style-name="Strong_20_Emphasis">nproc</text:span> to check the number of processing units available. In my case, it was 4 cores.</text:p>
      <text:p text:style-name="Text_20_body"><text:bookmark text:name="cd51"/>Ideally, you shouldn’t need sudo privileges, but, I was running into problems when I didn’t run it <text:soft-page-break/>with sudo privileges.</text:p>
      <text:h text:style-name="Heading_20_3" text:outline-level="3"><text:bookmark text:name="74ae"/>Final steps</text:h>
      <text:p text:style-name="Text_20_body"><text:bookmark text:name="3152"/>Once the kernel and its modules are compiled and installed, we want to be using the new kernel the next time we boot up.</text:p>
      <text:p text:style-name="Text_20_body"><text:bookmark text:name="494b"/>For this to happen, we need to use the following command:</text:p>
      <text:p text:style-name="P3"><text:bookmark text:name="747a"/>update-initramfs -c -k 4.7.1 <text:s text:c="2"/></text:p>
      <text:p text:style-name="Text_20_body"><text:bookmark text:name="28fc"/>Then, use the following command, which automatically looks for the kernels present in the /boot folder and adds them to the grub’s config file.</text:p>
      <text:p text:style-name="P3"><text:bookmark text:name="ab1e"/>update-grub <text:s/></text:p>
      <text:p text:style-name="Text_20_body"><text:bookmark text:name="7a9a"/>Now, restart the system and you should see that the new kernel is added to the boot loader entries.</text:p>
      <text:p text:style-name="Text_20_body"><text:bookmark text:name="ca39"/>On following the instructions, assuming there’s enough space available on disk and the current kernel configuration works fine, you shouldn’t encounter any problems. Note that you could always use the old kernel version in case of any problem and try the whole thing again!</text:p>
      <text:p text:style-name="Text_20_body"><text:bookmark text:name="17b0"/>The command <text:span text:style-name="Strong_20_Emphasis">uname -r </text:span>should now<text:span text:style-name="Strong_20_Emphasis"> </text:span>show you the current kernel version being used.</text:p>
      <text:h text:style-name="Heading_20_3" text:outline-level="3"><text:bookmark text:name="73a7"/>An important note</text:h>
      <text:p text:style-name="Text_20_body"><text:bookmark text:name="980d"/>The above steps are needed to build the kernel from source, for the first time. Once, this is done at least once and a new kernel image is ready, making changes and writing our own modules is simple. You will only be using the steps listed under <text:span text:style-name="Strong_20_Emphasis">Configuring and Compiling</text:span> each time something new is to be implemented or configured differently.</text:p>
      <text:p text:style-name="Text_20_body"><text:bookmark text:name="a935"/>Meaning, just remember the following:</text:p>
      <text:p text:style-name="P3"><text:bookmark text:name="9ae8"/>cp /boot/config-$(uname -r) .config</text:p>
      <text:p text:style-name="P3"><text:bookmark text:name="a37a"/>make menuconfig</text:p>
      <text:p text:style-name="P3"><text:bookmark text:name="34dc"/>sudo make -j 4 &amp;&amp; sudo make modules_install -j 4 &amp;&amp; sudo make install -j 4</text:p>
      <text:p text:style-name="Text_20_body"><text:bookmark text:name="1b5c"/>I must give credit to the following worthwhile resources — they were hugely helpful with this task: <text:a xlink:type="simple" xlink:href="http://www.ramkitech.com/" office:target-frame-name="_blank" xlink:show="new">Ramkitech.com</text:a>, <text:a xlink:type="simple" xlink:href="http://askubuntu.com/" office:target-frame-name="_blank" xlink:show="new">askubuntu.com</text:a>, <text:a xlink:type="simple" xlink:href="http://www.kernel.org/" office:target-frame-name="_blank" xlink:show="new">kernel.org</text:a> and <text:a xlink:type="simple" xlink:href="http://www.cyberciti.biz/" office:target-frame-name="_blank" xlink:show="new">cyberciti.biz</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Arial Unicode MS" style:font-size-complex="12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5T13:59:52</meta:creation-date>
    <dc:date>2017-04-25T14:01:30</dc:date>
    <meta:editing-duration>PT20S</meta:editing-duration>
    <meta:editing-cycles>2</meta:editing-cycles>
    <meta:generator>LibreOffice/4.0.6.2$MacOSX_x86 LibreOffice_project/2e2573268451a50806fcd60ae2d9fe01dd0ce24</meta:generator>
    <meta:document-statistic meta:table-count="0" meta:image-count="0" meta:object-count="0" meta:page-count="3" meta:paragraph-count="61" meta:word-count="1145" meta:character-count="6551" meta:non-whitespace-character-count="5462"/>
  </office:meta>
</office:document-meta>
</file>